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5A00000068DF7C9531.jpg"/>
  <manifest:file-entry manifest:media-type="image/jpeg" manifest:full-path="Pictures/10000000000001EB0000013407EF9C8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25.689cm" table:align="left" style:may-break-between-rows="false"/>
    </style:style>
    <style:style style:name="Tabela2.A" style:family="table-column">
      <style:table-column-properties style:column-width="0.552cm"/>
    </style:style>
    <style:style style:name="Tabela2.B" style:family="table-column">
      <style:table-column-properties style:column-width="1.879cm"/>
    </style:style>
    <style:style style:name="Tabela2.C" style:family="table-column">
      <style:table-column-properties style:column-width="6.108cm"/>
    </style:style>
    <style:style style:name="Tabela2.D" style:family="table-column">
      <style:table-column-properties style:column-width="2.623cm"/>
    </style:style>
    <style:style style:name="Tabela2.E" style:family="table-column">
      <style:table-column-properties style:column-width="1.693cm"/>
    </style:style>
    <style:style style:name="Tabela2.G" style:family="table-column">
      <style:table-column-properties style:column-width="2.579cm"/>
    </style:style>
    <style:style style:name="Tabela2.H" style:family="table-column">
      <style:table-column-properties style:column-width="1.134cm"/>
    </style:style>
    <style:style style:name="Tabela2.I" style:family="table-column">
      <style:table-column-properties style:column-width="3.715cm"/>
    </style:style>
    <style:style style:name="Tabela2.J" style:family="table-column">
      <style:table-column-properties style:column-width="0.866cm"/>
    </style:style>
    <style:style style:name="Tabela2.K" style:family="table-column">
      <style:table-column-properties style:column-width="2.847cm"/>
    </style:style>
    <style:style style:name="Tabela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K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2.K2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4" style:family="table-row">
      <style:table-row-properties style:min-row-height="0.291cm"/>
    </style:style>
    <style:style style:name="Tabela2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25.709cm" fo:margin-left="0cm" table:align="left" style:may-break-between-rows="false"/>
    </style:style>
    <style:style style:name="Tabela4.A" style:family="table-column">
      <style:table-column-properties style:column-width="0.573cm"/>
    </style:style>
    <style:style style:name="Tabela4.B" style:family="table-column">
      <style:table-column-properties style:column-width="1.875cm"/>
    </style:style>
    <style:style style:name="Tabela4.C" style:family="table-column">
      <style:table-column-properties style:column-width="8.16cm"/>
    </style:style>
    <style:style style:name="Tabela4.D" style:family="table-column">
      <style:table-column-properties style:column-width="4.641cm"/>
    </style:style>
    <style:style style:name="Tabela4.E" style:family="table-column">
      <style:table-column-properties style:column-width="5.311cm"/>
    </style:style>
    <style:style style:name="Tabela4.F" style:family="table-column">
      <style:table-column-properties style:column-width="5.149cm"/>
    </style:style>
    <style:style style:name="Tabela4.A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4.F2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 style:master-page-name="">
      <style:table-properties style:width="25.709cm" fo:margin-left="0cm" style:page-number="auto" fo:break-before="auto" fo:break-after="auto" table:align="left" fo:background-color="transparent" style:shadow="none" fo:keep-with-next="auto" style:may-break-between-rows="false" style:writing-mode="lr-tb">
        <style:background-image/>
      </style:table-properties>
    </style:style>
    <style:style style:name="Tabela5.A" style:family="table-column">
      <style:table-column-properties style:column-width="0.573cm"/>
    </style:style>
    <style:style style:name="Tabela5.B" style:family="table-column">
      <style:table-column-properties style:column-width="1.875cm"/>
    </style:style>
    <style:style style:name="Tabela5.C" style:family="table-column">
      <style:table-column-properties style:column-width="7.678cm"/>
    </style:style>
    <style:style style:name="Tabela5.D" style:family="table-column">
      <style:table-column-properties style:column-width="5.027cm"/>
    </style:style>
    <style:style style:name="Tabela5.E" style:family="table-column">
      <style:table-column-properties style:column-width="5.406cm"/>
    </style:style>
    <style:style style:name="Tabela5.F" style:family="table-column">
      <style:table-column-properties style:column-width="5.149cm"/>
    </style:style>
    <style:style style:name="Tabela5.1" style:family="table-row">
      <style:table-row-properties fo:background-color="transparent" fo:keep-together="auto">
        <style:background-image/>
      </style:table-row-properties>
    </style:style>
    <style:style style:name="Tabela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5.F1" style:family="table-cell">
      <style:table-cell-properties style:vertical-align="middle" fo:background-color="#e6e6e6" fo:padding="0.097cm" fo:border="0.05pt solid #000000" style:writing-mode="lr-tb">
        <style:background-image/>
      </style:table-cell-properties>
    </style:style>
    <style:style style:name="Tabela5.A2" style:family="table-cell">
      <style:table-cell-properties style:vertical-align="middle" fo:padding="0.097cm" fo:border="0.05pt solid #000000"/>
    </style:style>
    <style:style style:name="Tabe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Heading">
      <style:paragraph-properties fo:text-align="start" style:justify-single-word="false"/>
      <style:text-properties fo:font-size="8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start" style:justify-single-word="false"/>
    </style:style>
    <style:style style:name="T1" style:family="text">
      <style:text-properties fo:color="#000000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LAS DE AULA</text:p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ARTES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57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08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108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0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24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22 h/a)</text:span></text:p>
          </table:table-cell>
          <table:covered-table-cell/>
          <table:table-cell table:style-name="Tabela2.A2" office:value-type="string">
            <text:p text:style-name="P3">MÉDIO INOVADOR (<text:span text:style-name="T4">80 h/a)</text:span></text:p>
          </table:table-cell>
          <table:table-cell table:style-name="Tabela2.K2" table:number-columns-spanned="2" office:value-type="string">
            <text:p text:style-name="P3">MÉDIO INTEGRADO<text:s/><text:span text:style-name="T4">6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251844</text:p>
          </table:table-cell>
          <table:table-cell table:style-name="Tabela2.C6" office:value-type="string">
            <text:p text:style-name="P6">SANHI DANTAS DA COST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41, 251, 261, 271, 311, 321, 331, 351, 361 e 34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868930</text:p>
          </table:table-cell>
          <table:table-cell table:style-name="Tabela2.C6" office:value-type="string">
            <text:p text:style-name="P6">FABIO AURELIO DE ARAUJO AQUIN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82, 192, 1102, 1112, 1122, 1132, 1152, 282 e 114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613150</text:p>
          </table:table-cell>
          <table:table-cell table:style-name="Tabela2.C6" office:value-type="string">
            <text:p text:style-name="P6">EDNA RAIMUNDA MOREIRA DE MORAES RODRIGUE</text:p>
          </table:table-cell>
          <table:table-cell table:style-name="Tabela2.D6" office:value-type="string">
            <text:p text:style-name="P5">Ex-Ipesap /</text:p>
            <text:p text:style-name="P5">20 h/s</text:p>
          </table:table-cell>
          <table:table-cell table:style-name="Tabela2.E6" office:value-type="string">
            <text:p text:style-name="P5">8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122</text:p>
          </table:table-cell>
          <table:table-cell table:style-name="Tabela2.J6" table:number-columns-spanned="2" office:value-type="string">
            <text:p text:style-name="P5">312, 422 e 411</text:p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866261</text:p>
          </table:table-cell>
          <table:table-cell table:style-name="Tabela2.C6" office:value-type="string">
            <text:p text:style-name="P6">JOSYVANE PEREIRA DA SILV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31, 141, 151, 161, 171, 211, 221, 121 e 23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949639</text:p>
          </table:table-cell>
          <table:table-cell table:style-name="Tabela2.C6" office:value-type="string">
            <text:p text:style-name="P6">EDNA RAIMUNDA MOREIRA DE MORAES RODRIGUE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92, 2102, 2112, 2122, 372, 382, 392, 3102, 3112 e 213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6</text:p>
          </table:table-cell>
          <table:table-cell table:style-name="Tabela2.B6" office:value-type="string">
            <text:p text:style-name="P6">851477</text:p>
          </table:table-cell>
          <table:table-cell table:style-name="Tabela2.C6" office:value-type="string">
            <text:p text:style-name="P6">ALINE LILIANE MENDES SALVADOR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2 h/a</text:p>
          </table:table-cell>
          <table:table-cell table:style-name="Tabela2.F6" office:value-type="string">
            <text:p text:style-name="P5">2</text:p>
          </table:table-cell>
          <table:table-cell table:style-name="Tabela2.G6" table:number-columns-spanned="2" office:value-type="string">
            <text:p text:style-name="P5">1163, 1173, 1183, 1193, 1213, 2143, 2153, 2163, 2173, 3133, 3143, 3163, 1203 e 315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BIOLOGI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57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24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114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10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42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28 h/a)</text:span></text:p>
          </table:table-cell>
          <table:covered-table-cell/>
          <table:table-cell table:style-name="Tabela2.A2" office:value-type="string">
            <text:p text:style-name="P3">MÉDIO INOVADOR (<text:span text:style-name="T4">80 h/a)</text:span></text:p>
          </table:table-cell>
          <table:table-cell table:style-name="Tabela2.K2" table:number-columns-spanned="2" office:value-type="string">
            <text:p text:style-name="P3">MÉDIO INTEGRADO<text:s/><text:span text:style-name="T4">16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907472</text:p>
          </table:table-cell>
          <table:table-cell table:style-name="Tabela2.C6" office:value-type="string">
            <text:p text:style-name="P6">ALCIONE ALMEIDA ALVES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11, 221, 251, 321, 331, 341, 351, 361 e 31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890634</text:p>
          </table:table-cell>
          <table:table-cell table:style-name="Tabela2.C6" office:value-type="string">
            <text:p text:style-name="P6">FABIANE DE FATIMA VIEIRA DA SILV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82, 192, 1102, 1112, 1142, 282, 2102, 2132 e 112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858609</text:p>
          </table:table-cell>
          <table:table-cell table:style-name="Tabela2.C6" office:value-type="string">
            <text:p text:style-name="P6">CLARCK CLAUDINEI VILHENA DE MEL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6 h/a</text:p>
          </table:table-cell>
          <table:table-cell table:style-name="Tabela2.F6" office:value-type="string">
            <text:p text:style-name="P5">8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>111, 211, 221, 122, 232, 312, 422 e 411</text:p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858765</text:p>
          </table:table-cell>
          <table:table-cell table:style-name="Tabela2.C6" office:value-type="string">
            <text:p text:style-name="P6">CILENE CHAVES ALMEID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>1193, 2143, 2153, 2163, 2173, 3143, 3153, 3163 e 313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892351</text:p>
          </table:table-cell>
          <table:table-cell table:style-name="Tabela2.C6" office:value-type="string">
            <text:p text:style-name="P6">LEIA MARTINS FURTAD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6 h/a</text:p>
          </table:table-cell>
          <table:table-cell table:style-name="Tabela2.F6" office:value-type="string">
            <text:p text:style-name="P5">8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92, 2112, 372, 392, 3102, 3112, 3122 e 38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6</text:p>
          </table:table-cell>
          <table:table-cell table:style-name="Tabela2.B6" office:value-type="string">
            <text:p text:style-name="P6">613851</text:p>
          </table:table-cell>
          <table:table-cell table:style-name="Tabela2.C6" office:value-type="string">
            <text:p text:style-name="P6">ANTONIO CRISTO BAHIA DA SILVA JUNIOR</text:p>
          </table:table-cell>
          <table:table-cell table:style-name="Tabela2.D6" office:value-type="string">
            <text:p text:style-name="P5">Ex-Ipesap /</text:p>
            <text:p text:style-name="P5">20 h/s</text:p>
          </table:table-cell>
          <table:table-cell table:style-name="Tabela2.E6" office:value-type="string">
            <text:p text:style-name="P5">10 h/a</text:p>
          </table:table-cell>
          <table:table-cell table:style-name="Tabela2.F6" office:value-type="string">
            <text:p text:style-name="P5">2</text:p>
          </table:table-cell>
          <table:table-cell table:style-name="Tabela2.G6" table:number-columns-spanned="2" office:value-type="string">
            <text:p text:style-name="P5">1163, 1173, 1183, 1213 e 120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7</text:p>
          </table:table-cell>
          <table:table-cell table:style-name="Tabela2.B6" office:value-type="string">
            <text:p text:style-name="P6">281107</text:p>
          </table:table-cell>
          <table:table-cell table:style-name="Tabela2.C6" office:value-type="string">
            <text:p text:style-name="P6">NORMA SOUZA DA CUNH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21, 131, 141, 151, 161, 171, 271 e 23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EDUCAÇÃO FÍSIC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61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24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122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2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22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28 h/a)</text:span></text:p>
          </table:table-cell>
          <table:covered-table-cell/>
          <table:table-cell table:style-name="Tabela2.A2" office:value-type="string">
            <text:p text:style-name="P3">MÉDIO INOVADOR (<text:span text:style-name="T4">80 h/a)</text:span></text:p>
          </table:table-cell>
          <table:table-cell table:style-name="Tabela2.K2" table:number-columns-spanned="2" office:value-type="string">
            <text:p text:style-name="P3">MÉDIO INTEGRADO<text:s/><text:span text:style-name="T4">16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984248</text:p>
          </table:table-cell>
          <table:table-cell table:style-name="Tabela2.C6" office:value-type="string">
            <text:p text:style-name="P6">LUANA FREITAS REGO</text:p>
          </table:table-cell>
          <table:table-cell table:style-name="Tabela2.D6" office:value-type="string">
            <text:p text:style-name="P5">Contrato Administrativo /</text:p>
            <text:p text:style-name="P5">40 h/s</text:p>
          </table:table-cell>
          <table:table-cell table:style-name="Tabela2.E6" office:value-type="string">
            <text:p text:style-name="P5">22 h/a</text:p>
          </table:table-cell>
          <table:table-cell table:style-name="Tabela2.F6" office:value-type="string">
            <text:p text:style-name="P5">2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82, 192, 1112, 1122, 1132, 1142, 1152, 282, 292, 1102 e 210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851809</text:p>
          </table:table-cell>
          <table:table-cell table:style-name="Tabela2.C6" office:value-type="string">
            <text:p text:style-name="P6">IZAN PATRICK CARVALHO DANTAS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2 h/a</text:p>
          </table:table-cell>
          <table:table-cell table:style-name="Tabela2.F6" office:value-type="string">
            <text:p text:style-name="P5">2</text:p>
          </table:table-cell>
          <table:table-cell table:style-name="Tabela2.G6" table:number-columns-spanned="2" office:value-type="string">
            <text:p text:style-name="P5">1163, 1173, 1183, 1203, 1213, 2143, 2163, 2173, 3143, 3153 e 215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965332</text:p>
          </table:table-cell>
          <table:table-cell table:style-name="Tabela2.C6" office:value-type="string">
            <text:p text:style-name="P6">PEDRO ADERBAL SOUSA SOBRINH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31, 141, 151, 161, 171, 221, 231, 121 e 25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987310</text:p>
          </table:table-cell>
          <table:table-cell table:style-name="Tabela2.C6" office:value-type="string">
            <text:p text:style-name="P6">RAIMUNDO INACIO PICANCO CORREA</text:p>
          </table:table-cell>
          <table:table-cell table:style-name="Tabela2.D6" office:value-type="string">
            <text:p text:style-name="P5">Contrato Administrati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>1193 e 313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>411, 211, 122, 312, 422, 111, 221 e 232</text:p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620165</text:p>
          </table:table-cell>
          <table:table-cell table:style-name="Tabela2.C6" office:value-type="string">
            <text:p text:style-name="P6">LAURA MARIA CARVALHO DA SILVA</text:p>
          </table:table-cell>
          <table:table-cell table:style-name="Tabela2.D6" office:value-type="string">
            <text:p text:style-name="P5">Ex-Ipesap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11, 271, 311, 321, 331, 341, 351, 261 e 36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6</text:p>
          </table:table-cell>
          <table:table-cell table:style-name="Tabela2.B6" office:value-type="string">
            <text:p text:style-name="P6">409073</text:p>
          </table:table-cell>
          <table:table-cell table:style-name="Tabela2.C6" office:value-type="string">
            <text:p text:style-name="P6">RICARDO GUIMARAES MARINHO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41, 2112, 2132, 372, 382, 392, 3102, 3112, 3122 e 212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FILOSOFI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51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02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88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14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32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14 h/a)</text:span></text:p>
          </table:table-cell>
          <table:covered-table-cell/>
          <table:table-cell table:style-name="Tabela2.A2" office:value-type="string">
            <text:p text:style-name="P3">MÉDIO INOVADOR (<text:span text:style-name="T4">80 h/a)</text:span></text:p>
          </table:table-cell>
          <table:table-cell table:style-name="Tabela2.K2" table:number-columns-spanned="2" office:value-type="string">
            <text:p text:style-name="P3">MÉDIO INTEGRADO<text:s/><text:span text:style-name="T4">8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988502</text:p>
          </table:table-cell>
          <table:table-cell table:style-name="Tabela2.C6" office:value-type="string">
            <text:p text:style-name="P6">ELIONAI MACIEL GUIMARAES</text:p>
          </table:table-cell>
          <table:table-cell table:style-name="Tabela2.D6" office:value-type="string">
            <text:p text:style-name="P5">Contrato Administrati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22, 282, 2112, 372, 382, 392, 3102, 3112 e 212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988294</text:p>
          </table:table-cell>
          <table:table-cell table:style-name="Tabela2.C6" office:value-type="string">
            <text:p text:style-name="P6">KATISIANE GUEDES DA SILVA</text:p>
          </table:table-cell>
          <table:table-cell table:style-name="Tabela2.D6" office:value-type="string">
            <text:p text:style-name="P5">Contrato Administrati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11, 221, 231, 251, 321, 341, 351, 361 e 31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434310</text:p>
          </table:table-cell>
          <table:table-cell table:style-name="Tabela2.C6" office:value-type="string">
            <text:p text:style-name="P6">CONCEICAO KELLY FURTADO DE SOUZ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21, 131, 141, 151, 161, 241, 261 e 17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323020</text:p>
          </table:table-cell>
          <table:table-cell table:style-name="Tabela2.C6" office:value-type="string">
            <text:p text:style-name="P6">LEIA PIRES NEGRAO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>1163, 1173, 1183, 1193, 1203, 1213, 2143, 2153, 2163, 2173, 3133, 3143, 3153 e 3163</text:p>
          </table:table-cell>
          <table:covered-table-cell/>
          <table:table-cell table:style-name="Tabela2.I6" office:value-type="string">
            <text:p text:style-name="P5">2132 e 312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1057952</text:p>
          </table:table-cell>
          <table:table-cell table:style-name="Tabela2.C6" office:value-type="string">
            <text:p text:style-name="P6">MARCOS DE ALMEIDA BASTOS</text:p>
          </table:table-cell>
          <table:table-cell table:style-name="Tabela2.D6" office:value-type="string">
            <text:p text:style-name="P5">Contrato Administrativo /</text:p>
            <text:p text:style-name="P5">40 h/s</text:p>
          </table:table-cell>
          <table:table-cell table:style-name="Tabela2.E6" office:value-type="string">
            <text:p text:style-name="P5">16 h/a</text:p>
          </table:table-cell>
          <table:table-cell table:style-name="Tabela2.F6" office:value-type="string">
            <text:p text:style-name="P5">8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82, 1102, 1112, 1132, 1142, 1152, 292 e 19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FÍSIC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58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51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139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12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53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28 h/a)</text:span></text:p>
          </table:table-cell>
          <table:covered-table-cell/>
          <table:table-cell table:style-name="Tabela2.A2" office:value-type="string">
            <text:p text:style-name="P3">MÉDIO INOVADOR (<text:span text:style-name="T4">107 h/a)</text:span></text:p>
          </table:table-cell>
          <table:table-cell table:style-name="Tabela2.K2" table:number-columns-spanned="2" office:value-type="string">
            <text:p text:style-name="P3">MÉDIO INTEGRADO<text:s/><text:span text:style-name="T4">16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865141</text:p>
          </table:table-cell>
          <table:table-cell table:style-name="Tabela2.C6" office:value-type="string">
            <text:p text:style-name="P6">BENEDITO ANISIO ALBERTO NERI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21, 311, 331, 351, 361 e 34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395250</text:p>
          </table:table-cell>
          <table:table-cell table:style-name="Tabela2.C6" office:value-type="string">
            <text:p text:style-name="P6">RERITA NAIR MACEDO TORRINH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>1163, 1173, 1183, 1193, 2143, 2153, 2163, 2173 e 121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988154</text:p>
          </table:table-cell>
          <table:table-cell table:style-name="Tabela2.C6" office:value-type="string">
            <text:p text:style-name="P6">FABIO SARDINHA QUARESMA</text:p>
          </table:table-cell>
          <table:table-cell table:style-name="Tabela2.D6" office:value-type="string">
            <text:p text:style-name="P5">Contrato Administrati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72, 382, 392, 3102, 3122 e 311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634921</text:p>
          </table:table-cell>
          <table:table-cell table:style-name="Tabela2.C6" office:value-type="string">
            <text:p text:style-name="P6">KLEBER CAMPELO SILVA</text:p>
          </table:table-cell>
          <table:table-cell table:style-name="Tabela2.D6" office:value-type="string">
            <text:p text:style-name="P5">Ex-Ipesap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52, 282, 292, 2102, 2112, 2122, 2132 e 114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890588</text:p>
          </table:table-cell>
          <table:table-cell table:style-name="Tabela2.C6" office:value-type="string">
            <text:p text:style-name="P6">WELBEN WAGNER MACEDO SOUZ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7 h/a</text:p>
          </table:table-cell>
          <table:table-cell table:style-name="Tabela2.F6" office:value-type="string">
            <text:p text:style-name="P5">7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11, 221, 231, 241, 251, 261, 271 e 17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6</text:p>
          </table:table-cell>
          <table:table-cell table:style-name="Tabela2.B6" office:value-type="string">
            <text:p text:style-name="P6">908479</text:p>
          </table:table-cell>
          <table:table-cell table:style-name="Tabela2.C6" office:value-type="string">
            <text:p text:style-name="P6">MILTON SANTOS DA SILVA JUNIOR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5 h/a</text:p>
          </table:table-cell>
          <table:table-cell table:style-name="Tabela2.F6" office:value-type="string">
            <text:p text:style-name="P5">9</text:p>
          </table:table-cell>
          <table:table-cell table:style-name="Tabela2.G6" table:number-columns-spanned="2" office:value-type="string">
            <text:p text:style-name="P5">3133, 3153 e 1203</text:p>
          </table:table-cell>
          <table:covered-table-cell/>
          <table:table-cell table:style-name="Tabela2.I6" office:value-type="string">
            <text:p text:style-name="P5">121, 151 e 16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7</text:p>
          </table:table-cell>
          <table:table-cell table:style-name="Tabela2.B6" office:value-type="string">
            <text:p text:style-name="P6">885193</text:p>
          </table:table-cell>
          <table:table-cell table:style-name="Tabela2.C6" office:value-type="string">
            <text:p text:style-name="P6">MARCELO NETO DA SILV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6 h/a</text:p>
          </table:table-cell>
          <table:table-cell table:style-name="Tabela2.F6" office:value-type="string">
            <text:p text:style-name="P5">8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>411, 211, 221, 232, 312, 422, 122 e 111</text:p>
          </table:table-cell>
          <table:covered-table-cell/>
        </table:table-row>
        <table:table-row>
          <table:table-cell table:style-name="Tabela2.A6" office:value-type="string">
            <text:p text:style-name="P5">8</text:p>
          </table:table-cell>
          <table:table-cell table:style-name="Tabela2.B6" office:value-type="string">
            <text:p text:style-name="P6">943770</text:p>
          </table:table-cell>
          <table:table-cell table:style-name="Tabela2.C6" office:value-type="string">
            <text:p text:style-name="P6">SANDRA MADURO DOS SANTOS</text:p>
          </table:table-cell>
          <table:table-cell table:style-name="Tabela2.D6" office:value-type="string">
            <text:p text:style-name="P5">Contrato Administrativo /</text:p>
            <text:p text:style-name="P5">40 h/s</text:p>
          </table:table-cell>
          <table:table-cell table:style-name="Tabela2.E6" office:value-type="string">
            <text:p text:style-name="P5">19 h/a</text:p>
          </table:table-cell>
          <table:table-cell table:style-name="Tabela2.F6" office:value-type="string">
            <text:p text:style-name="P5">5</text:p>
          </table:table-cell>
          <table:table-cell table:style-name="Tabela2.G6" table:number-columns-spanned="2" office:value-type="string">
            <text:p text:style-name="P5">3163 e 3143</text:p>
          </table:table-cell>
          <table:covered-table-cell/>
          <table:table-cell table:style-name="Tabela2.I6" office:value-type="string">
            <text:p text:style-name="P5">192, 1102, 1112, 1122 e 18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GEOGRAFI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6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24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12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4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48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28 h/a)</text:span></text:p>
          </table:table-cell>
          <table:covered-table-cell/>
          <table:table-cell table:style-name="Tabela2.A2" office:value-type="string">
            <text:p text:style-name="P3">MÉDIO INOVADOR (<text:span text:style-name="T4">80 h/a)</text:span></text:p>
          </table:table-cell>
          <table:table-cell table:style-name="Tabela2.K2" table:number-columns-spanned="2" office:value-type="string">
            <text:p text:style-name="P3">MÉDIO INTEGRADO<text:s/><text:span text:style-name="T4">16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319155</text:p>
          </table:table-cell>
          <table:table-cell table:style-name="Tabela2.C6" office:value-type="string">
            <text:p text:style-name="P6">SAMIA ADRIANY UCHOA DE MOUR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2 h/a</text:p>
          </table:table-cell>
          <table:table-cell table:style-name="Tabela2.F6" office:value-type="string">
            <text:p text:style-name="P5">12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11, 321, 331, 341, 351 e 36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859044</text:p>
          </table:table-cell>
          <table:table-cell table:style-name="Tabela2.C6" office:value-type="string">
            <text:p text:style-name="P6">REGIVALDO DE SOUZA SILVA</text:p>
          </table:table-cell>
          <table:table-cell table:style-name="Tabela2.D6" office:value-type="string">
            <text:p text:style-name="P5">Estado Novo /</text:p>
            <text:p text:style-name="P5">20 h/s</text:p>
          </table:table-cell>
          <table:table-cell table:style-name="Tabela2.E6" office:value-type="string">
            <text:p text:style-name="P5">4 h/a</text:p>
          </table:table-cell>
          <table:table-cell table:style-name="Tabela2.F6" office:value-type="string">
            <text:p text:style-name="P5">8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112 e 29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950203</text:p>
          </table:table-cell>
          <table:table-cell table:style-name="Tabela2.C6" office:value-type="string">
            <text:p text:style-name="P6">NEILDE NAZARE FERNANDES DA SILV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>1163, 1173, 1183, 1193, 1203, 1213, 2153, 2163 e 2143</text:p>
          </table:table-cell>
          <table:covered-table-cell/>
          <table:table-cell table:style-name="Tabela2.I6" office:value-type="string">
            <text:p text:style-name="P5">115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619248</text:p>
          </table:table-cell>
          <table:table-cell table:style-name="Tabela2.C6" office:value-type="string">
            <text:p text:style-name="P6">EDNELMA DO SOCORRO PINHEIRO ROCHA</text:p>
          </table:table-cell>
          <table:table-cell table:style-name="Tabela2.D6" office:value-type="string">
            <text:p text:style-name="P5">Ex-Ipesap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21, 131, 141, 161, 171, 211, 221 e 15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969095</text:p>
          </table:table-cell>
          <table:table-cell table:style-name="Tabela2.C6" office:value-type="string">
            <text:p text:style-name="P6">GIANFRANCO GUSMAO DE AZEVED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>3163</text:p>
          </table:table-cell>
          <table:covered-table-cell/>
          <table:table-cell table:style-name="Tabela2.I6" office:value-type="string">
            <text:p text:style-name="P5">282, 2132, 372, 382, 392, 3102, 3112, 3122 e 212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6</text:p>
          </table:table-cell>
          <table:table-cell table:style-name="Tabela2.B6" office:value-type="string">
            <text:p text:style-name="P6">619485</text:p>
          </table:table-cell>
          <table:table-cell table:style-name="Tabela2.C6" office:value-type="string">
            <text:p text:style-name="P6">NEILDE NAZARE FERNANDES DA SILVA</text:p>
          </table:table-cell>
          <table:table-cell table:style-name="Tabela2.D6" office:value-type="string">
            <text:p text:style-name="P5">Ex-Ipesap /</text:p>
            <text:p text:style-name="P5">20 h/s</text:p>
          </table:table-cell>
          <table:table-cell table:style-name="Tabela2.E6" office:value-type="string">
            <text:p text:style-name="P5">8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>2173, 3133, 3143 e 315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7</text:p>
          </table:table-cell>
          <table:table-cell table:style-name="Tabela2.B6" office:value-type="string">
            <text:p text:style-name="P6">246964</text:p>
          </table:table-cell>
          <table:table-cell table:style-name="Tabela2.C6" office:value-type="string">
            <text:p text:style-name="P6">REGIVALDO DE SOUZA SILV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31, 241, 251, 271, 182, 192, 1102, 1112, 1142 e 26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8</text:p>
          </table:table-cell>
          <table:table-cell table:style-name="Tabela2.B6" office:value-type="string">
            <text:p text:style-name="P6">870170</text:p>
          </table:table-cell>
          <table:table-cell table:style-name="Tabela2.C6" office:value-type="string">
            <text:p text:style-name="P6">ALAN FABRICIO AMANAJAS PAIXA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102</text:p>
          </table:table-cell>
          <table:table-cell table:style-name="Tabela2.J6" table:number-columns-spanned="2" office:value-type="string">
            <text:p text:style-name="P5">122, 232, 312, 422, 111, 411, 221 e 211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HISTÓRI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62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52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152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0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52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28 h/a)</text:span></text:p>
          </table:table-cell>
          <table:covered-table-cell/>
          <table:table-cell table:style-name="Tabela2.A2" office:value-type="string">
            <text:p text:style-name="P3">MÉDIO INOVADOR (<text:span text:style-name="T4">108 h/a)</text:span></text:p>
          </table:table-cell>
          <table:table-cell table:style-name="Tabela2.K2" table:number-columns-spanned="2" office:value-type="string">
            <text:p text:style-name="P3">MÉDIO INTEGRADO<text:s/><text:span text:style-name="T4">16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395340</text:p>
          </table:table-cell>
          <table:table-cell table:style-name="Tabela2.C6" office:value-type="string">
            <text:p text:style-name="P6">WALDENORA LIMA SANTOS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71, 211, 231, 241, 251 e 22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869210</text:p>
          </table:table-cell>
          <table:table-cell table:style-name="Tabela2.C6" office:value-type="string">
            <text:p text:style-name="P6">TATIANE BLAISE ANGELE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9 h/a</text:p>
          </table:table-cell>
          <table:table-cell table:style-name="Tabela2.F6" office:value-type="string">
            <text:p text:style-name="P5">5</text:p>
          </table:table-cell>
          <table:table-cell table:style-name="Tabela2.G6" table:number-columns-spanned="2" office:value-type="string">
            <text:p text:style-name="P5">3163</text:p>
          </table:table-cell>
          <table:covered-table-cell/>
          <table:table-cell table:style-name="Tabela2.I6" office:value-type="string">
            <text:p text:style-name="P5">1102, 1112, 1122, 1132, 372 e 19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870978</text:p>
          </table:table-cell>
          <table:table-cell table:style-name="Tabela2.C6" office:value-type="string">
            <text:p text:style-name="P6">CHRISTIANE GOMES MONTEIR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92, 2102, 2112, 2122, 2132 e 28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969133</text:p>
          </table:table-cell>
          <table:table-cell table:style-name="Tabela2.C6" office:value-type="string">
            <text:p text:style-name="P6">JOSOE ASSUNCAO BAI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6 h/a</text:p>
          </table:table-cell>
          <table:table-cell table:style-name="Tabela2.F6" office:value-type="string">
            <text:p text:style-name="P5">8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>111, 411, 211, 122, 232, 312, 422 e 221</text:p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635588</text:p>
          </table:table-cell>
          <table:table-cell table:style-name="Tabela2.C6" office:value-type="string">
            <text:p text:style-name="P6">RENIERISTON DIAS DOS PASSOS</text:p>
          </table:table-cell>
          <table:table-cell table:style-name="Tabela2.D6" office:value-type="string">
            <text:p text:style-name="P5">Ex-Ipesap /</text:p>
            <text:p text:style-name="P5">20 h/s</text:p>
          </table:table-cell>
          <table:table-cell table:style-name="Tabela2.E6" office:value-type="string">
            <text:p text:style-name="P5">6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>3133, 3143 e 315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6</text:p>
          </table:table-cell>
          <table:table-cell table:style-name="Tabela2.B6" office:value-type="string">
            <text:p text:style-name="P6">870935</text:p>
          </table:table-cell>
          <table:table-cell table:style-name="Tabela2.C6" office:value-type="string">
            <text:p text:style-name="P6">CARLA CRISTINA MAFRA RIBEIR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21, 131, 141, 151 e 16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7</text:p>
          </table:table-cell>
          <table:table-cell table:style-name="Tabela2.B6" office:value-type="string">
            <text:p text:style-name="P6">245984</text:p>
          </table:table-cell>
          <table:table-cell table:style-name="Tabela2.C6" office:value-type="string">
            <text:p text:style-name="P6">LUCINEIDE OLIVEIRA DA SILV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61, 271, 311, 321, 341, 351, 361 e 33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8</text:p>
          </table:table-cell>
          <table:table-cell table:style-name="Tabela2.B6" office:value-type="string">
            <text:p text:style-name="P6">912166</text:p>
          </table:table-cell>
          <table:table-cell table:style-name="Tabela2.C6" office:value-type="string">
            <text:p text:style-name="P6">KLENIO BRAGA COST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>1163, 1173, 1193, 1203, 1213, 2143, 2153, 2163, 2173 e 118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9</text:p>
          </table:table-cell>
          <table:table-cell table:style-name="Tabela2.B6" office:value-type="string">
            <text:p text:style-name="P6">930083</text:p>
          </table:table-cell>
          <table:table-cell table:style-name="Tabela2.C6" office:value-type="string">
            <text:p text:style-name="P6">RENIERISTON DIAS DOS PASSOS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9 h/a</text:p>
          </table:table-cell>
          <table:table-cell table:style-name="Tabela2.F6" office:value-type="string">
            <text:p text:style-name="P5">5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82, 1142, 1152, 382, 392, 3102, 3122 e 311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LÍNGUA ESTRANGEIR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43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18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86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32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95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28 h/a)</text:span></text:p>
          </table:table-cell>
          <table:covered-table-cell/>
          <table:table-cell table:style-name="Tabela2.A2" office:value-type="string">
            <text:p text:style-name="P3">MÉDIO INOVADOR (<text:span text:style-name="T4">80 h/a)</text:span></text:p>
          </table:table-cell>
          <table:table-cell table:style-name="Tabela2.K2" table:number-columns-spanned="2" office:value-type="string">
            <text:p text:style-name="P3">MÉDIO INTEGRADO<text:s/><text:span text:style-name="T4">10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397113</text:p>
          </table:table-cell>
          <table:table-cell table:style-name="Tabela2.C6" office:value-type="string">
            <text:p text:style-name="P6">CHARLES MARCELO ROSARIO DA SILV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>1163, 1173, 1183, 1203, 2143, 2153, 2163, 2173 e 119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855197</text:p>
          </table:table-cell>
          <table:table-cell table:style-name="Tabela2.C6" office:value-type="string">
            <text:p text:style-name="P6">MERCIA FERREIRA DE SOUZ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52, 282, 292, 2102, 2122, 182 e 2112</text:p>
          </table:table-cell>
          <table:table-cell table:style-name="Tabela2.J6" table:number-columns-spanned="2" office:value-type="string">
            <text:p text:style-name="P5">122 e 232</text:p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856479</text:p>
          </table:table-cell>
          <table:table-cell table:style-name="Tabela2.C6" office:value-type="string">
            <text:p text:style-name="P6">CARLA AUGUSTA DA COSTA SANTOS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6 h/a</text:p>
          </table:table-cell>
          <table:table-cell table:style-name="Tabela2.F6" office:value-type="string">
            <text:p text:style-name="P5">8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21, 151, 161, 171, 211 e 131</text:p>
          </table:table-cell>
          <table:table-cell table:style-name="Tabela2.J6" table:number-columns-spanned="2" office:value-type="string">
            <text:p text:style-name="P5">221 e 111</text:p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322997</text:p>
          </table:table-cell>
          <table:table-cell table:style-name="Tabela2.C6" office:value-type="string">
            <text:p text:style-name="P6">ELIZABETH NUNES MAGNO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41, 221, 241, 251, 261, 271 e 231</text:p>
          </table:table-cell>
          <table:table-cell table:style-name="Tabela2.J6" table:number-columns-spanned="2" office:value-type="string">
            <text:p text:style-name="P5">211</text:p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857831</text:p>
          </table:table-cell>
          <table:table-cell table:style-name="Tabela2.C6" office:value-type="string">
            <text:p text:style-name="P6">MICHELE AZEVEDO DE SOUZ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6 h/a</text:p>
          </table:table-cell>
          <table:table-cell table:style-name="Tabela2.F6" office:value-type="string">
            <text:p text:style-name="P5">8</text:p>
          </table:table-cell>
          <table:table-cell table:style-name="Tabela2.G6" table:number-columns-spanned="2" office:value-type="string">
            <text:p text:style-name="P5">1213</text:p>
          </table:table-cell>
          <table:covered-table-cell/>
          <table:table-cell table:style-name="Tabela2.I6" office:value-type="string">
            <text:p text:style-name="P5">192, 1112, 1122, 1142, 2132, 1102 e 113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LÍNGUA ESTRANGEIRA - ESPANHOL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16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36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32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4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77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8 h/a)</text:span></text:p>
          </table:table-cell>
          <table:covered-table-cell/>
          <table:table-cell table:style-name="Tabela2.A2" office:value-type="string">
            <text:p text:style-name="P3">MÉDIO INOVADOR (<text:span text:style-name="T4">24 h/a)</text:span></text:p>
          </table:table-cell>
          <table:table-cell table:style-name="Tabela2.K2" table:number-columns-spanned="2" office:value-type="string">
            <text:p text:style-name="P3">MÉDIO INTEGRADO<text:s/><text:span text:style-name="T4">4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411469</text:p>
          </table:table-cell>
          <table:table-cell table:style-name="Tabela2.C6" office:value-type="string">
            <text:p text:style-name="P6">VIVIAN REGIA BANDEIRA DA SILV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6 h/a</text:p>
          </table:table-cell>
          <table:table-cell table:style-name="Tabela2.F6" office:value-type="string">
            <text:p text:style-name="P5">8</text:p>
          </table:table-cell>
          <table:table-cell table:style-name="Tabela2.G6" table:number-columns-spanned="2" office:value-type="string">
            <text:p text:style-name="P5">3143, 3153, 3163 e 3133</text:p>
          </table:table-cell>
          <table:covered-table-cell/>
          <table:table-cell table:style-name="Tabela2.I6" office:value-type="string">
            <text:p text:style-name="P5">311, 321, 331 e 36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882240</text:p>
          </table:table-cell>
          <table:table-cell table:style-name="Tabela2.C6" office:value-type="string">
            <text:p text:style-name="P6">SEBASTIAO COSME PEREIRA DOS SANTOS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6 h/a</text:p>
          </table:table-cell>
          <table:table-cell table:style-name="Tabela2.F6" office:value-type="string">
            <text:p text:style-name="P5">8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41, 351, 372, 392, 3102, 3112, 3122 e 38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LÍNGUA PORTUGUESA E LITERATUR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58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303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283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20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99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70 h/a)</text:span></text:p>
          </table:table-cell>
          <table:covered-table-cell/>
          <table:table-cell table:style-name="Tabela2.A2" office:value-type="string">
            <text:p text:style-name="P3">MÉDIO INOVADOR (<text:span text:style-name="T4">213 h/a)</text:span></text:p>
          </table:table-cell>
          <table:table-cell table:style-name="Tabela2.K2" table:number-columns-spanned="2" office:value-type="string">
            <text:p text:style-name="P3">MÉDIO INTEGRADO<text:s/><text:span text:style-name="T4">20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425990</text:p>
          </table:table-cell>
          <table:table-cell table:style-name="Tabela2.C6" office:value-type="string">
            <text:p text:style-name="P6">DENISE VITORIA RODRIGUES DA CUNH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31, 141 e 12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864064</text:p>
          </table:table-cell>
          <table:table-cell table:style-name="Tabela2.C6" office:value-type="string">
            <text:p text:style-name="P6">ANA MARIA VIAN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32, 1142, 1152 e 112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930067</text:p>
          </table:table-cell>
          <table:table-cell table:style-name="Tabela2.C6" office:value-type="string">
            <text:p text:style-name="P6">RONILDA AMARAL DA CONCEICA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21, 331, 341 e 31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892181</text:p>
          </table:table-cell>
          <table:table-cell table:style-name="Tabela2.C6" office:value-type="string">
            <text:p text:style-name="P6">MARCILENE NUNES DE SOUZ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122, 2132 e 211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909971</text:p>
          </table:table-cell>
          <table:table-cell table:style-name="Tabela2.C6" office:value-type="string">
            <text:p text:style-name="P6">LUCIANE MONTEIRO DA SILV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>3143, 3153, 3163 e 313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6</text:p>
          </table:table-cell>
          <table:table-cell table:style-name="Tabela2.B6" office:value-type="string">
            <text:p text:style-name="P6">887595</text:p>
          </table:table-cell>
          <table:table-cell table:style-name="Tabela2.C6" office:value-type="string">
            <text:p text:style-name="P6">MICHELE DE OLIVEIRA S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>2153, 2163, 2173 e 214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7</text:p>
          </table:table-cell>
          <table:table-cell table:style-name="Tabela2.B6" office:value-type="string">
            <text:p text:style-name="P6">408891</text:p>
          </table:table-cell>
          <table:table-cell table:style-name="Tabela2.C6" office:value-type="string">
            <text:p text:style-name="P6">MAXIMIANO DE OLIVEIRA DOS SANTOS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>1163, 1173, 1183 e 119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8</text:p>
          </table:table-cell>
          <table:table-cell table:style-name="Tabela2.B6" office:value-type="string">
            <text:p text:style-name="P6">620378</text:p>
          </table:table-cell>
          <table:table-cell table:style-name="Tabela2.C6" office:value-type="string">
            <text:p text:style-name="P6">LEACIDE BATISTA MOURA</text:p>
          </table:table-cell>
          <table:table-cell table:style-name="Tabela2.D6" office:value-type="string">
            <text:p text:style-name="P5">Ex-Ipesap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82, 192, 1102 e 111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9</text:p>
          </table:table-cell>
          <table:table-cell table:style-name="Tabela2.B6" office:value-type="string">
            <text:p text:style-name="P6">857939</text:p>
          </table:table-cell>
          <table:table-cell table:style-name="Tabela2.C6" office:value-type="string">
            <text:p text:style-name="P6">MARIA DO ESPIRITO SANTO NEVES CONCEICA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51, 261 e 27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10</text:p>
          </table:table-cell>
          <table:table-cell table:style-name="Tabela2.B6" office:value-type="string">
            <text:p text:style-name="P6">628905</text:p>
          </table:table-cell>
          <table:table-cell table:style-name="Tabela2.C6" office:value-type="string">
            <text:p text:style-name="P6">RONILDA AMARAL DA CONCEICAO</text:p>
          </table:table-cell>
          <table:table-cell table:style-name="Tabela2.D6" office:value-type="string">
            <text:p text:style-name="P5">Ex-Ipesap /</text:p>
            <text:p text:style-name="P5">20 h/s</text:p>
          </table:table-cell>
          <table:table-cell table:style-name="Tabela2.E6" office:value-type="string">
            <text:p text:style-name="P5">10 h/a</text:p>
          </table:table-cell>
          <table:table-cell table:style-name="Tabela2.F6" office:value-type="string">
            <text:p text:style-name="P5">2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61 e 35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11</text:p>
          </table:table-cell>
          <table:table-cell table:style-name="Tabela2.B6" office:value-type="string">
            <text:p text:style-name="P6">432962</text:p>
          </table:table-cell>
          <table:table-cell table:style-name="Tabela2.C6" office:value-type="string">
            <text:p text:style-name="P6">GUAJARINA DO S CARMO DE SOUSA CAMARAO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82, 292 e 210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12</text:p>
          </table:table-cell>
          <table:table-cell table:style-name="Tabela2.B6" office:value-type="string">
            <text:p text:style-name="P6">323004</text:p>
          </table:table-cell>
          <table:table-cell table:style-name="Tabela2.C6" office:value-type="string">
            <text:p text:style-name="P6">SERGIO GUILHERME CARDOSO GUEDES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21 h/a</text:p>
          </table:table-cell>
          <table:table-cell table:style-name="Tabela2.F6" office:value-type="string">
            <text:p text:style-name="P5">3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51, 161, 171 e 24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13</text:p>
          </table:table-cell>
          <table:table-cell table:style-name="Tabela2.B6" office:value-type="string">
            <text:p text:style-name="P6">950262</text:p>
          </table:table-cell>
          <table:table-cell table:style-name="Tabela2.C6" office:value-type="string">
            <text:p text:style-name="P6">PATRICIA KELLY NOBRE DOS PASSOS GOMES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>422, 111, 211, 221, 122, 232, 312 e 411</text:p>
          </table:table-cell>
          <table:covered-table-cell/>
        </table:table-row>
        <table:table-row>
          <table:table-cell table:style-name="Tabela2.A6" office:value-type="string">
            <text:p text:style-name="P5">14</text:p>
          </table:table-cell>
          <table:table-cell table:style-name="Tabela2.B6" office:value-type="string">
            <text:p text:style-name="P6">856894</text:p>
          </table:table-cell>
          <table:table-cell table:style-name="Tabela2.C6" office:value-type="string">
            <text:p text:style-name="P6">EUSEBIA DE FATIMA SANTA ROSA DE SOUS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72, 382, 3102 e 39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15</text:p>
          </table:table-cell>
          <table:table-cell table:style-name="Tabela2.B6" office:value-type="string">
            <text:p text:style-name="P6">885185</text:p>
          </table:table-cell>
          <table:table-cell table:style-name="Tabela2.C6" office:value-type="string">
            <text:p text:style-name="P6">ANTONINA NASCIMENTO BANDEIR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11, 221 e 23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MATEMÁTIC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52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90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159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31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45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48 h/a)</text:span></text:p>
          </table:table-cell>
          <table:covered-table-cell/>
          <table:table-cell table:style-name="Tabela2.A2" office:value-type="string">
            <text:p text:style-name="P3">MÉDIO INOVADOR (<text:span text:style-name="T4">120 h/a)</text:span></text:p>
          </table:table-cell>
          <table:table-cell table:style-name="Tabela2.K2" table:number-columns-spanned="2" office:value-type="string">
            <text:p text:style-name="P3">MÉDIO INTEGRADO<text:s/><text:span text:style-name="T4">22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887170</text:p>
          </table:table-cell>
          <table:table-cell table:style-name="Tabela2.C6" office:value-type="string">
            <text:p text:style-name="P6">GLEIDSON PINHEIRO AZEVED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2 h/a</text:p>
          </table:table-cell>
          <table:table-cell table:style-name="Tabela2.F6" office:value-type="string">
            <text:p text:style-name="P5">2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>111, 411, 211, 221, 232, 312, 422 e 122</text:p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859125</text:p>
          </table:table-cell>
          <table:table-cell table:style-name="Tabela2.C6" office:value-type="string">
            <text:p text:style-name="P6">JESU MARCIO AZEVEDO DA COST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4 h/a</text:p>
          </table:table-cell>
          <table:table-cell table:style-name="Tabela2.F6" office:value-type="string">
            <text:p text:style-name="P5">0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71, 182, 192, 1112, 1122, 1132, 1142 e 110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618730</text:p>
          </table:table-cell>
          <table:table-cell table:style-name="Tabela2.C6" office:value-type="string">
            <text:p text:style-name="P6">JESU MARCIO AZEVEDO DA COSTA</text:p>
          </table:table-cell>
          <table:table-cell table:style-name="Tabela2.D6" office:value-type="string">
            <text:p text:style-name="P5">Ex-Ipesap /</text:p>
            <text:p text:style-name="P5">20 h/s</text:p>
          </table:table-cell>
          <table:table-cell table:style-name="Tabela2.E6" office:value-type="string">
            <text:p text:style-name="P5">3 h/a</text:p>
          </table:table-cell>
          <table:table-cell table:style-name="Tabela2.F6" office:value-type="string">
            <text:p text:style-name="P5">9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5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975664</text:p>
          </table:table-cell>
          <table:table-cell table:style-name="Tabela2.C6" office:value-type="string">
            <text:p text:style-name="P6">EDSON DE SOUSA MIR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3 h/a</text:p>
          </table:table-cell>
          <table:table-cell table:style-name="Tabela2.F6" office:value-type="string">
            <text:p text:style-name="P5">1</text:p>
          </table:table-cell>
          <table:table-cell table:style-name="Tabela2.G6" table:number-columns-spanned="2" office:value-type="string">
            <text:p text:style-name="P5">1163, 1173, 1183, 1193, 1213 e 214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854050</text:p>
          </table:table-cell>
          <table:table-cell table:style-name="Tabela2.C6" office:value-type="string">
            <text:p text:style-name="P6">ANDREY PEREIRA E PEREIR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72, 382, 392, 3112, 3122 e 310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6</text:p>
          </table:table-cell>
          <table:table-cell table:style-name="Tabela2.B6" office:value-type="string">
            <text:p text:style-name="P6">434868</text:p>
          </table:table-cell>
          <table:table-cell table:style-name="Tabela2.C6" office:value-type="string">
            <text:p text:style-name="P6">ANTONIA CRISTINA JOSAPHAT BARBOS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11, 331, 341, 351, 361 e 32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7</text:p>
          </table:table-cell>
          <table:table-cell table:style-name="Tabela2.B6" office:value-type="string">
            <text:p text:style-name="P6">494852</text:p>
          </table:table-cell>
          <table:table-cell table:style-name="Tabela2.C6" office:value-type="string">
            <text:p text:style-name="P6">ROSANGELA GOMES MARTEL</text:p>
          </table:table-cell>
          <table:table-cell table:style-name="Tabela2.D6" office:value-type="string">
            <text:p text:style-name="P5">992 /</text:p>
            <text:p text:style-name="P5">40 h/s</text:p>
          </table:table-cell>
          <table:table-cell table:style-name="Tabela2.E6" office:value-type="string">
            <text:p text:style-name="P5">12 h/a</text:p>
          </table:table-cell>
          <table:table-cell table:style-name="Tabela2.F6" office:value-type="string">
            <text:p text:style-name="P5">12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21, 151 e 16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8</text:p>
          </table:table-cell>
          <table:table-cell table:style-name="Tabela2.B6" office:value-type="string">
            <text:p text:style-name="P6">980960</text:p>
          </table:table-cell>
          <table:table-cell table:style-name="Tabela2.C6" office:value-type="string">
            <text:p text:style-name="P6">ALCIONE CORREA DA SILV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1 h/a</text:p>
          </table:table-cell>
          <table:table-cell table:style-name="Tabela2.F6" office:value-type="string">
            <text:p text:style-name="P5">3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21, 231, 241, 251, 261, 271 e 21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9</text:p>
          </table:table-cell>
          <table:table-cell table:style-name="Tabela2.B6" office:value-type="string">
            <text:p text:style-name="P6">856380</text:p>
          </table:table-cell>
          <table:table-cell table:style-name="Tabela2.C6" office:value-type="string">
            <text:p text:style-name="P6">ANDRE GEORGE MORAIS DIAS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82, 292, 2102, 2112, 2132 e 212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QUÍMIC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44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36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10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36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44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28 h/a)</text:span></text:p>
          </table:table-cell>
          <table:covered-table-cell/>
          <table:table-cell table:style-name="Tabela2.A2" office:value-type="string">
            <text:p text:style-name="P3">MÉDIO INOVADOR (<text:span text:style-name="T4">92 h/a)</text:span></text:p>
          </table:table-cell>
          <table:table-cell table:style-name="Tabela2.K2" table:number-columns-spanned="2" office:value-type="string">
            <text:p text:style-name="P3">MÉDIO INTEGRADO<text:s/><text:span text:style-name="T4">16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332658</text:p>
          </table:table-cell>
          <table:table-cell table:style-name="Tabela2.C6" office:value-type="string">
            <text:p text:style-name="P6">MARIA BETANIA ARAUJO DA SILV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21, 131, 141, 151, 161, 171, 211 e 22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629596</text:p>
          </table:table-cell>
          <table:table-cell table:style-name="Tabela2.C6" office:value-type="string">
            <text:p text:style-name="P6">PEDRO EVARISTO VIEIRA COQUEIRO</text:p>
          </table:table-cell>
          <table:table-cell table:style-name="Tabela2.D6" office:value-type="string">
            <text:p text:style-name="P5">Ex-Ipesap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11, 321, 331, 341, 361 e 35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854700</text:p>
          </table:table-cell>
          <table:table-cell table:style-name="Tabela2.C6" office:value-type="string">
            <text:p text:style-name="P6">RAIMUNDO FRANCISCO FERREIR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>1163, 1173, 1183, 1203, 1213, 2143, 2153, 2163, 2173 e 119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616680</text:p>
          </table:table-cell>
          <table:table-cell table:style-name="Tabela2.C6" office:value-type="string">
            <text:p text:style-name="P6">NILEIDE ARAUJO DE ANDRADE</text:p>
          </table:table-cell>
          <table:table-cell table:style-name="Tabela2.D6" office:value-type="string">
            <text:p text:style-name="P5">Ex-Ipesap /</text:p>
            <text:p text:style-name="P5">40 h/s</text:p>
          </table:table-cell>
          <table:table-cell table:style-name="Tabela2.E6" office:value-type="string">
            <text:p text:style-name="P5">8 h/a</text:p>
          </table:table-cell>
          <table:table-cell table:style-name="Tabela2.F6" office:value-type="string">
            <text:p text:style-name="P5">16</text:p>
          </table:table-cell>
          <table:table-cell table:style-name="Tabela2.G6" table:number-columns-spanned="2" office:value-type="string">
            <text:p text:style-name="P5">3143, 3153, 3163 e 313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495360</text:p>
          </table:table-cell>
          <table:table-cell table:style-name="Tabela2.C6" office:value-type="string">
            <text:p text:style-name="P6">EDILSON NAZARENO SANTOS DE SOUZA</text:p>
          </table:table-cell>
          <table:table-cell table:style-name="Tabela2.D6" office:value-type="string">
            <text:p text:style-name="P5">992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82, 192, 1102, 1112, 1142, 282, 2102, 2122 e 213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6</text:p>
          </table:table-cell>
          <table:table-cell table:style-name="Tabela2.B6" office:value-type="string">
            <text:p text:style-name="P6">882259</text:p>
          </table:table-cell>
          <table:table-cell table:style-name="Tabela2.C6" office:value-type="string">
            <text:p text:style-name="P6">ODINELSON PINHEIRO DA SILV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72, 392, 3102, 3112, 3122 e 38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SOCIOLOGI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6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02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10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2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2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14 h/a)</text:span></text:p>
          </table:table-cell>
          <table:covered-table-cell/>
          <table:table-cell table:style-name="Tabela2.A2" office:value-type="string">
            <text:p text:style-name="P3">MÉDIO INOVADOR (<text:span text:style-name="T4">80 h/a)</text:span></text:p>
          </table:table-cell>
          <table:table-cell table:style-name="Tabela2.K2" table:number-columns-spanned="2" office:value-type="string">
            <text:p text:style-name="P3">MÉDIO INTEGRADO<text:s/><text:span text:style-name="T4">8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253596</text:p>
          </table:table-cell>
          <table:table-cell table:style-name="Tabela2.C6" office:value-type="string">
            <text:p text:style-name="P6">MANOEL LOURENCO DA CRUZ MORAIS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9 h/a</text:p>
          </table:table-cell>
          <table:table-cell table:style-name="Tabela2.F6" office:value-type="string">
            <text:p text:style-name="P5">5</text:p>
          </table:table-cell>
          <table:table-cell table:style-name="Tabela2.G6" table:number-columns-spanned="2" office:value-type="string">
            <text:p text:style-name="P5">1173, 1183, 1193, 1203, 1213, 2143, 2153, 2173, 3133, 3143, 3153, 1163, 2163 e 316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>232, 111, 211, 221 e 122</text:p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904007</text:p>
          </table:table-cell>
          <table:table-cell table:style-name="Tabela2.C6" office:value-type="string">
            <text:p text:style-name="P6">ABRAAO MACIEL DE ALMEID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2, 1122, 1142, 2132, 382, 392, 3102, 3112, 3122 e 37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896233</text:p>
          </table:table-cell>
          <table:table-cell table:style-name="Tabela2.C6" office:value-type="string">
            <text:p text:style-name="P6">JOAO CARLOS OLIVEIRA DOS SANTOS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11, 221, 241, 311, 321, 331, 341, 351, 361 e 26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617776</text:p>
          </table:table-cell>
          <table:table-cell table:style-name="Tabela2.C6" office:value-type="string">
            <text:p text:style-name="P6">ROSANA PORTUGAL DE FREITAS</text:p>
          </table:table-cell>
          <table:table-cell table:style-name="Tabela2.D6" office:value-type="string">
            <text:p text:style-name="P5">Ex-Ipesap /</text:p>
            <text:p text:style-name="P5">40 h/s</text:p>
          </table:table-cell>
          <table:table-cell table:style-name="Tabela2.E6" office:value-type="string">
            <text:p text:style-name="P5">21 h/a</text:p>
          </table:table-cell>
          <table:table-cell table:style-name="Tabela2.F6" office:value-type="string">
            <text:p text:style-name="P5">3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21, 131, 141, 151, 161, 171, 231, 271 e 251</text:p>
          </table:table-cell>
          <table:table-cell table:style-name="Tabela2.J6" table:number-columns-spanned="2" office:value-type="string">
            <text:p text:style-name="P5">312</text:p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853950</text:p>
          </table:table-cell>
          <table:table-cell table:style-name="Tabela2.C6" office:value-type="string">
            <text:p text:style-name="P6">AINETE ALCANTARA ROCHA GUEDES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82, 192, 1132, 1152, 282, 292, 2102, 2112, 2122 e 110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ADMINISTRAÇÃO DA PRODUÇÃO E MATERIAIS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0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10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10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ADMINISTRAÇÃO DE PESSOAL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2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2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2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CONTABILIDADE FINANCEIR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6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6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6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CONTABILIDADE GERENCIAL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6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6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6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DIREITO COMERCIAL E TRIBUTÁRIO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4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4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4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DIREITO TRABALHIST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2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2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2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ECONOMIA EMPRESARIAL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4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4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4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ESTATÍSTICA APLICAD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4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4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4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GESTÃO DE VENDA E MARKETING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4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4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4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GESTÃO EMPRESARIAL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6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6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6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INFORMÁTICA APLICAD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2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12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12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ext:p text:style-name="P2">SALAS AMBIENTE</text:p>
      <text:p text:style-name="P2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<text:span text:style-name="T4">ATENDIMENTO EDUCACIONAL ESPECIALIZAD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853712</text:p>
          </table:table-cell>
          <table:table-cell table:style-name="Tabela4.C4" office:value-type="string">
            <text:p text:style-name="P4">DEBORA CINTIA BITAR BANDEIRA</text:p>
          </table:table-cell>
          <table:table-cell table:style-name="Tabela4.D4" office:value-type="string">
            <text:p text:style-name="P3">PROFESSOR,CLASSE A PADRAO 04</text:p>
          </table:table-cell>
          <table:table-cell table:style-name="Tabela4.E4" office:value-type="string">
            <text:p text:style-name="P3">Estado Nov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865907</text:p>
          </table:table-cell>
          <table:table-cell table:style-name="Tabela4.C4" office:value-type="string">
            <text:p text:style-name="P4">JOAO ALEXANDRE GUEDES BACELAR</text:p>
          </table:table-cell>
          <table:table-cell table:style-name="Tabela4.D4" office:value-type="string">
            <text:p text:style-name="P3">PROFESSOR,CLASSE A PADRAO 04</text:p>
          </table:table-cell>
          <table:table-cell table:style-name="Tabela4.E4" office:value-type="string">
            <text:p text:style-name="P3">Estado Nov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856053</text:p>
          </table:table-cell>
          <table:table-cell table:style-name="Tabela4.C4" office:value-type="string">
            <text:p text:style-name="P4">JOAO NARCISO RAIOL ALBUQUERQUE</text:p>
          </table:table-cell>
          <table:table-cell table:style-name="Tabela4.D4" office:value-type="string">
            <text:p text:style-name="P3">PROFESSOR,CLASSE C PADRAO 04</text:p>
          </table:table-cell>
          <table:table-cell table:style-name="Tabela4.E4" office:value-type="string">
            <text:p text:style-name="P3">Estado Nov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974315</text:p>
          </table:table-cell>
          <table:table-cell table:style-name="Tabela4.C4" office:value-type="string">
            <text:p text:style-name="P4">THICIANE SOUZA PIMENTEL</text:p>
          </table:table-cell>
          <table:table-cell table:style-name="Tabela4.D4" office:value-type="string">
            <text:p text:style-name="P3">PROFESSOR,CLASSE A PADRAO 01</text:p>
          </table:table-cell>
          <table:table-cell table:style-name="Tabela4.E4" office:value-type="string">
            <text:p text:style-name="P3">Estado Novo / 40 h/s</text:p>
          </table:table-cell>
          <table:table-cell table:style-name="Tabela4.F4" office:value-type="string">
            <text:p text:style-name="P3"/>
          </table:table-cell>
        </table:table-row>
      </table:table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<text:span text:style-name="T4">BIBLIOTEC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497320</text:p>
          </table:table-cell>
          <table:table-cell table:style-name="Tabela4.C4" office:value-type="string">
            <text:p text:style-name="P4">ELCIA JOANA GONCALVES DE OLIVEIRA</text:p>
          </table:table-cell>
          <table:table-cell table:style-name="Tabela4.D4" office:value-type="string">
            <text:p text:style-name="P3">PROFESSOR DE 1 À 4 SERIES,CLASSE C PADRAO 18</text:p>
          </table:table-cell>
          <table:table-cell table:style-name="Tabela4.E4" office:value-type="string">
            <text:p text:style-name="P3">992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27387</text:p>
          </table:table-cell>
          <table:table-cell table:style-name="Tabela4.C4" office:value-type="string">
            <text:p text:style-name="P4">ROSIMERI BRITO DA SILVA</text:p>
          </table:table-cell>
          <table:table-cell table:style-name="Tabela4.D4" office:value-type="string">
            <text:p text:style-name="P3">PROFESSOR,CLASSE D PADRAO 15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</table:table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<text:span text:style-name="T4">COORDENAÇÃO PEDAGÓGICA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293520</text:p>
          </table:table-cell>
          <table:table-cell table:style-name="Tabela4.C4" office:value-type="string">
            <text:p text:style-name="P4">ANTONIO DE NAZARE RIBEIRO GUTERRES</text:p>
          </table:table-cell>
          <table:table-cell table:style-name="Tabela4.D4" office:value-type="string">
            <text:p text:style-name="P3">PROFESSOR,CLASSE D PADRAO 15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627879</text:p>
          </table:table-cell>
          <table:table-cell table:style-name="Tabela4.C4" office:value-type="string">
            <text:p text:style-name="P4">CARLA ANDREA COSTA CARDOSO</text:p>
          </table:table-cell>
          <table:table-cell table:style-name="Tabela4.D4" office:value-type="string">
            <text:p text:style-name="P3">PROFESSOR,CLASSE C PADRAO 08</text:p>
          </table:table-cell>
          <table:table-cell table:style-name="Tabela4.E4" office:value-type="string">
            <text:p text:style-name="P3">Ex-Ipesap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401650</text:p>
          </table:table-cell>
          <table:table-cell table:style-name="Tabela4.C4" office:value-type="string">
            <text:p text:style-name="P4">ITAMAR NUNES DE SA</text:p>
          </table:table-cell>
          <table:table-cell table:style-name="Tabela4.D4" office:value-type="string">
            <text:p text:style-name="P3">PROFESSOR,CLASSE D PADRAO 25</text:p>
          </table:table-cell>
          <table:table-cell table:style-name="Tabela4.E4" office:value-type="string">
            <text:p text:style-name="P3">Estado Antigo / 2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99582</text:p>
          </table:table-cell>
          <table:table-cell table:style-name="Tabela4.C4" office:value-type="string">
            <text:p text:style-name="P4">JOSYANNE GOMES E SILVA</text:p>
          </table:table-cell>
          <table:table-cell table:style-name="Tabela4.D4" office:value-type="string">
            <text:p text:style-name="P3">PROFESSOR,CLASSE D PADRAO 12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25490</text:p>
          </table:table-cell>
          <table:table-cell table:style-name="Tabela4.C4" office:value-type="string">
            <text:p text:style-name="P4">JULIETA VAZ DA CONCEICAO</text:p>
          </table:table-cell>
          <table:table-cell table:style-name="Tabela4.D4" office:value-type="string">
            <text:p text:style-name="P3">PROFESSOR,CLASSE D PADRAO 25</text:p>
          </table:table-cell>
          <table:table-cell table:style-name="Tabela4.E4" office:value-type="string">
            <text:p text:style-name="P3">Estado Antigo / 2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20617</text:p>
          </table:table-cell>
          <table:table-cell table:style-name="Tabela4.C4" office:value-type="string">
            <text:p text:style-name="P4">MARIA AMELIA FARO BARROS DA CRUZ</text:p>
          </table:table-cell>
          <table:table-cell table:style-name="Tabela4.D4" office:value-type="string">
            <text:p text:style-name="P3">PROFESSOR,CLASSE D PADRAO 25</text:p>
          </table:table-cell>
          <table:table-cell table:style-name="Tabela4.E4" office:value-type="string">
            <text:p text:style-name="P3">Estado Antigo / 2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65173</text:p>
          </table:table-cell>
          <table:table-cell table:style-name="Tabela4.C4" office:value-type="string">
            <text:p text:style-name="P4">MARISONIA MATOS PAMPHYLIO</text:p>
          </table:table-cell>
          <table:table-cell table:style-name="Tabela4.D4" office:value-type="string">
            <text:p text:style-name="P3">PROFESSOR,CLASSE C PADRAO 13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17209</text:p>
          </table:table-cell>
          <table:table-cell table:style-name="Tabela4.C4" office:value-type="string">
            <text:p text:style-name="P4">PAULO RONALDO REIS MONTEIRO</text:p>
          </table:table-cell>
          <table:table-cell table:style-name="Tabela4.D4" office:value-type="string">
            <text:p text:style-name="P3">PROFESSOR,CLASSE D PADRAO 14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26720</text:p>
          </table:table-cell>
          <table:table-cell table:style-name="Tabela4.C4" office:value-type="string">
            <text:p text:style-name="P4">RAIMUNDO BARBOSA DE OLIVEIRA</text:p>
          </table:table-cell>
          <table:table-cell table:style-name="Tabela4.D4" office:value-type="string">
            <text:p text:style-name="P3">PROFESSOR,CLASSE C PADRAO 25</text:p>
          </table:table-cell>
          <table:table-cell table:style-name="Tabela4.E4" office:value-type="string">
            <text:p text:style-name="P3">Estado Antigo / 2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20978</text:p>
          </table:table-cell>
          <table:table-cell table:style-name="Tabela4.C4" office:value-type="string">
            <text:p text:style-name="P4">ROSENILDA SANDRA FERNANDES DA ROCHA</text:p>
          </table:table-cell>
          <table:table-cell table:style-name="Tabela4.D4" office:value-type="string">
            <text:p text:style-name="P3">PROFESSOR,CLASSE D PADRAO 14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20455</text:p>
          </table:table-cell>
          <table:table-cell table:style-name="Tabela4.C4" office:value-type="string">
            <text:p text:style-name="P4">SHEILA FRANCA CORDEIRO</text:p>
          </table:table-cell>
          <table:table-cell table:style-name="Tabela4.D4" office:value-type="string">
            <text:p text:style-name="P3">PROFESSOR,CLASSE D PADRAO 14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</table:table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<text:span text:style-name="T4">LABORATÓRIO DE CIÊNCIAS DA NATUREZ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618870</text:p>
          </table:table-cell>
          <table:table-cell table:style-name="Tabela4.C4" office:value-type="string">
            <text:p text:style-name="P4">GEANFRANCO COSTA DO CARMO</text:p>
          </table:table-cell>
          <table:table-cell table:style-name="Tabela4.D4" office:value-type="string">
            <text:p text:style-name="P3">PROFESSOR DE FÍSICA,CLASSE C PADRAO 08</text:p>
          </table:table-cell>
          <table:table-cell table:style-name="Tabela4.E4" office:value-type="string">
            <text:p text:style-name="P3">Ex-Ipesap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858854</text:p>
          </table:table-cell>
          <table:table-cell table:style-name="Tabela4.C4" office:value-type="string">
            <text:p text:style-name="P4">SUELY MARIA VELOSO LARRAT</text:p>
          </table:table-cell>
          <table:table-cell table:style-name="Tabela4.D4" office:value-type="string">
            <text:p text:style-name="P3">PROFESSOR,CLASSE C PADRAO 04</text:p>
          </table:table-cell>
          <table:table-cell table:style-name="Tabela4.E4" office:value-type="string">
            <text:p text:style-name="P3">Estado Novo / 40 h/s</text:p>
          </table:table-cell>
          <table:table-cell table:style-name="Tabela4.F4" office:value-type="string">
            <text:p text:style-name="P3"/>
          </table:table-cell>
        </table:table-row>
      </table:table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<text:span text:style-name="T4">LABORATÓRIO DE INFORMÁTIC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693421</text:p>
          </table:table-cell>
          <table:table-cell table:style-name="Tabela4.C4" office:value-type="string">
            <text:p text:style-name="P4">ALZIRINHA FREITAS SOUZA</text:p>
          </table:table-cell>
          <table:table-cell table:style-name="Tabela4.D4" office:value-type="string">
            <text:p text:style-name="P3">PROFESSOR,CLASSE C PADRAO 01</text:p>
          </table:table-cell>
          <table:table-cell table:style-name="Tabela4.E4" office:value-type="string">
            <text:p text:style-name="P3">Contrato Administrativ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291650</text:p>
          </table:table-cell>
          <table:table-cell table:style-name="Tabela4.C4" office:value-type="string">
            <text:p text:style-name="P4">ANA CRISTINA DE ALMEIDA MELO</text:p>
          </table:table-cell>
          <table:table-cell table:style-name="Tabela4.D4" office:value-type="string">
            <text:p text:style-name="P3">PROFESSOR,CLASSE D PADRAO 15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612340</text:p>
          </table:table-cell>
          <table:table-cell table:style-name="Tabela4.C4" office:value-type="string">
            <text:p text:style-name="P4">DULCIA GUAJARINA SILVA DO NASCIMENTO</text:p>
          </table:table-cell>
          <table:table-cell table:style-name="Tabela4.D4" office:value-type="string">
            <text:p text:style-name="P3">PROFESSOR DE LÍNGUA ESTRANGEIRA - ESPANHOL,CLASSE C PADRAO 08</text:p>
          </table:table-cell>
          <table:table-cell table:style-name="Tabela4.E4" office:value-type="string">
            <text:p text:style-name="P3">Ex-Ipesap / 40 h/s</text:p>
          </table:table-cell>
          <table:table-cell table:style-name="Tabela4.F4" office:value-type="string">
            <text:p text:style-name="P3"/>
          </table:table-cell>
        </table:table-row>
      </table:table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<text:span text:style-name="T4">RADIO ESCOL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23403</text:p>
          </table:table-cell>
          <table:table-cell table:style-name="Tabela4.C4" office:value-type="string">
            <text:p text:style-name="P4">IRANDIM SENA DA SILVA</text:p>
          </table:table-cell>
          <table:table-cell table:style-name="Tabela4.D4" office:value-type="string">
            <text:p text:style-name="P3">PROFESSOR DE ARTES,CLASSE C PADRAO 14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285625</text:p>
          </table:table-cell>
          <table:table-cell table:style-name="Tabela4.C4" office:value-type="string">
            <text:p text:style-name="P4">JOSE LUIS CORREA BASTOS</text:p>
          </table:table-cell>
          <table:table-cell table:style-name="Tabela4.D4" office:value-type="string">
            <text:p text:style-name="P3">PROFESSOR,CLASSE D PADRAO 15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</table:table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<text:span text:style-name="T4">SALA DE LEITUR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617520</text:p>
          </table:table-cell>
          <table:table-cell table:style-name="Tabela4.C4" office:value-type="string">
            <text:p text:style-name="P4">LUISA MARIA DA CONCEICAO SOUZA</text:p>
          </table:table-cell>
          <table:table-cell table:style-name="Tabela4.D4" office:value-type="string">
            <text:p text:style-name="P3">PROFESSOR,CLASSE C PADRAO 08</text:p>
          </table:table-cell>
          <table:table-cell table:style-name="Tabela4.E4" office:value-type="string">
            <text:p text:style-name="P3">Ex-Ipesap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887862</text:p>
          </table:table-cell>
          <table:table-cell table:style-name="Tabela4.C4" office:value-type="string">
            <text:p text:style-name="P4">RAIMUNDA MECIA SOUSA SAMPAIO</text:p>
          </table:table-cell>
          <table:table-cell table:style-name="Tabela4.D4" office:value-type="string">
            <text:p text:style-name="P3">PROFESSOR DE LÍNGUA PORTUGUESA,CLASSE D PADRAO 04</text:p>
          </table:table-cell>
          <table:table-cell table:style-name="Tabela4.E4" office:value-type="string">
            <text:p text:style-name="P3">Estado Novo / 40 h/s</text:p>
          </table:table-cell>
          <table:table-cell table:style-name="Tabela4.F4" office:value-type="string">
            <text:p text:style-name="P3"/>
          </table:table-cell>
        </table:table-row>
      </table:table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<text:span text:style-name="T4">SALA DE MÍDI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890685</text:p>
          </table:table-cell>
          <table:table-cell table:style-name="Tabela4.C4" office:value-type="string">
            <text:p text:style-name="P4">ANDREIA SIMONI RIBEIRO DE SOUZA</text:p>
          </table:table-cell>
          <table:table-cell table:style-name="Tabela4.D4" office:value-type="string">
            <text:p text:style-name="P3">PROFESSOR DE LITERATURA,CLASSE D PADRAO 04</text:p>
          </table:table-cell>
          <table:table-cell table:style-name="Tabela4.E4" office:value-type="string">
            <text:p text:style-name="P3">Estado Nov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430480</text:p>
          </table:table-cell>
          <table:table-cell table:style-name="Tabela4.C4" office:value-type="string">
            <text:p text:style-name="P4">JANAIRA DE FATIMA RIBEIRO DA SILVA</text:p>
          </table:table-cell>
          <table:table-cell table:style-name="Tabela4.D4" office:value-type="string">
            <text:p text:style-name="P3">PROFESSOR,CLASSE C PADRAO 11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</table:table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<text:span text:style-name="T4">SECRETARIA ESCOLA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258431</text:p>
          </table:table-cell>
          <table:table-cell table:style-name="Tabela4.C4" office:value-type="string">
            <text:p text:style-name="P4">MARCIA DO SOCORRO SILVA DE ANDRADE</text:p>
          </table:table-cell>
          <table:table-cell table:style-name="Tabela4.D4" office:value-type="string">
            <text:p text:style-name="P3">PROFESSOR,CLASSE C PADRAO 16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25082</text:p>
          </table:table-cell>
          <table:table-cell table:style-name="Tabela4.C4" office:value-type="string">
            <text:p text:style-name="P4">MARIA JOSE DA CONCEICAO SILVA</text:p>
          </table:table-cell>
          <table:table-cell table:style-name="Tabela4.D4" office:value-type="string">
            <text:p text:style-name="P3">PROFESSOR,CLASSE C PADRAO 14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</table:table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<text:span text:style-name="T4">TV ESCOL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832553</text:p>
          </table:table-cell>
          <table:table-cell table:style-name="Tabela4.C4" office:value-type="string">
            <text:p text:style-name="P4">MARIA QUITERIA ARRUDA DA SILVA</text:p>
          </table:table-cell>
          <table:table-cell table:style-name="Tabela4.D4" office:value-type="string">
            <text:p text:style-name="P3">PROFESSOR,CLASSE D PADRAO 12</text:p>
          </table:table-cell>
          <table:table-cell table:style-name="Tabela4.E4" office:value-type="string">
            <text:p text:style-name="P3">Ex-Ipesap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885010</text:p>
          </table:table-cell>
          <table:table-cell table:style-name="Tabela4.C4" office:value-type="string">
            <text:p text:style-name="P4">SILVANA DE MELO MACIEL</text:p>
          </table:table-cell>
          <table:table-cell table:style-name="Tabela4.D4" office:value-type="string">
            <text:p text:style-name="P3">PROFESSOR DE FÍSICA,CLASSE C PADRAO 04</text:p>
          </table:table-cell>
          <table:table-cell table:style-name="Tabela4.E4" office:value-type="string">
            <text:p text:style-name="P3">Estado Nov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437093</text:p>
          </table:table-cell>
          <table:table-cell table:style-name="Tabela4.C4" office:value-type="string">
            <text:p text:style-name="P4">ZULEIA BIZ PASINI LAURINDO</text:p>
          </table:table-cell>
          <table:table-cell table:style-name="Tabela4.D4" office:value-type="string">
            <text:p text:style-name="P3">PROFESSOR,CLASSE C PADRAO 11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</table:table>
      <text:p text:style-name="P8"/>
      <text:p text:style-name="P8"><text:soft-page-break/></text:p>
      <text:p text:style-name="P8"/>
      <text:p text:style-name="P8"/>
      <text:p text:style-name="P2">PESSOAL A SER DESIGNADO</text:p>
      <text:p text:style-name="P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 table:style-name="Tabela5.1">
          <table:table-cell table:style-name="Tabela5.A1" office:value-type="string">
            <text:p text:style-name="P3">Nº</text:p>
          </table:table-cell>
          <table:table-cell table:style-name="Tabela5.A1" office:value-type="string">
            <text:p text:style-name="P3">MATRÍCULA</text:p>
          </table:table-cell>
          <table:table-cell table:style-name="Tabela5.A1" office:value-type="string">
            <text:p text:style-name="P3">NOME DO PROFESSOR</text:p>
          </table:table-cell>
          <table:table-cell table:style-name="Tabela5.A1" office:value-type="string">
            <text:p text:style-name="P3">DISCIPLINA DE CONTRATAÇÃO</text:p>
          </table:table-cell>
          <table:table-cell table:style-name="Tabela5.A1" office:value-type="string">
            <text:p text:style-name="P3">CATEGORIA</text:p>
          </table:table-cell>
          <table:table-cell table:style-name="Tabela5.F1" office:value-type="string">
            <text:p text:style-name="P3">DATA DA LOTAÇÃO</text:p>
          </table:table-cell>
        </table:table-row>
        <table:table-row>
          <table:table-cell table:style-name="Tabela5.A3" office:value-type="string">
            <text:p text:style-name="P3"/>
          </table:table-cell>
          <table:table-cell table:style-name="Tabela5.B3" office:value-type="string">
            <text:p text:style-name="P3">1016059</text:p>
          </table:table-cell>
          <table:table-cell table:style-name="Tabela5.C3" office:value-type="string">
            <text:p text:style-name="P4">IVANIA DA COSTA OLIVEIRA</text:p>
          </table:table-cell>
          <table:table-cell table:style-name="Tabela5.D3" office:value-type="string">
            <text:p text:style-name="P3">PROFESSOR,CLASSE C PADRAO 01</text:p>
          </table:table-cell>
          <table:table-cell table:style-name="Tabela5.E3" office:value-type="string">
            <text:p text:style-name="P3">Contrato Administrativo / 40 h/s</text:p>
          </table:table-cell>
          <table:table-cell table:style-name="Tabela5.F3" office:value-type="string">
            <text:p text:style-name="P3">12/07/2012</text:p>
          </table:table-cell>
        </table:table-row>
        <table:table-row>
          <table:table-cell table:style-name="Tabela5.A3" office:value-type="string">
            <text:p text:style-name="P3"/>
          </table:table-cell>
          <table:table-cell table:style-name="Tabela5.B3" office:value-type="string">
            <text:p text:style-name="P3">880590</text:p>
          </table:table-cell>
          <table:table-cell table:style-name="Tabela5.C3" office:value-type="string">
            <text:p text:style-name="P4">KARLA ALMEIDA DOS SANTOS</text:p>
          </table:table-cell>
          <table:table-cell table:style-name="Tabela5.D3" office:value-type="string">
            <text:p text:style-name="P3">PROFESSOR DE 1 À 4 SERIES,CLASSE C PADRAO 04</text:p>
          </table:table-cell>
          <table:table-cell table:style-name="Tabela5.E3" office:value-type="string">
            <text:p text:style-name="P3">Estado Novo / 40 h/s</text:p>
          </table:table-cell>
          <table:table-cell table:style-name="Tabela5.F3" office:value-type="string">
            <text:p text:style-name="P3">12/07/2012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20.479cm" fo:margin-left="1.757cm" table:align="left"/>
    </style:style>
    <style:style style:name="Tabela1.A" style:family="table-column">
      <style:table-column-properties style:column-width="6.826cm"/>
    </style:style>
    <style:style style:name="Tabela1.B" style:family="table-column">
      <style:table-column-properties style:column-width="8.573cm"/>
    </style:style>
    <style:style style:name="Tabela1.C" style:family="table-column">
      <style:table-column-properties style:column-width="5.08cm"/>
    </style:style>
    <style:style style:name="Tabela1.1" style:family="table-row">
      <style:table-row-properties style:min-row-height="1.588cm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25.7cm" table:align="margins"/>
    </style:style>
    <style:style style:name="Tabela3.A" style:family="table-column">
      <style:table-column-properties style:column-width="2.979cm" style:rel-column-width="7595*"/>
    </style:style>
    <style:style style:name="Tabela3.B" style:family="table-column">
      <style:table-column-properties style:column-width="18.911cm" style:rel-column-width="48223*"/>
    </style:style>
    <style:style style:name="Tabela3.C" style:family="table-column">
      <style:table-column-properties style:column-width="3.81cm" style:rel-column-width="9717*"/>
    </style:style>
    <style:style style:name="Tabela3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M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fo:color="#00000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99cm" fo:margin-bottom="0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11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GOVERNO DO ESTADO DO AMAPÁ</text:p>
              <text:p text:style-name="MP1">SECRETARIA DE ESTADO DA EDUCAÇÃO</text:p>
              <text:p text:style-name="MP1">COORDENADORIA DE ADMINISTRAÇÃO</text:p>
            </table:table-cell>
            <table:table-cell table:style-name="Tabela1.A1" office:value-type="string">
              <text:p text:style-name="MP2"/>
              <text:p text:style-name="MP2">CONTROLE DE CARGA HORÁRIA DA ESC EST PROF GABRIEL DE A CAFE – RESUMO GERAL</text:p>
            </table:table-cell>
            <table:table-cell table:style-name="Tabela1.A1" office:value-type="string">
              <text:p text:style-name="Table_20_Contents"><draw:frame draw:style-name="Mfr1" draw:name="figura2" text:anchor-type="paragraph" svg:x="5.027cm" svg:y="-0.168cm" svg:width="3.298cm" svg:height="1.693cm" draw:z-index="3"><draw:image xlink:href="Pictures/10000000000001EB0000013407EF9C8D.jpg" xlink:type="simple" xlink:show="embed" xlink:actuate="onLoad"/></draw:frame></text:p>
            </table:table-cell>
          </table:table-row>
        </table:table>
        <text:p text:style-name="Header"><draw:frame draw:style-name="Mfr2" draw:name="figura1" text:anchor-type="paragraph" svg:x="0.097cm" svg:y="-1.656cm" svg:width="1.58cm" svg:height="1.688cm" draw:z-index="1"><draw:image xlink:href="Pictures/100000000000005A00000068DF7C9531.jpg" xlink:type="simple" xlink:show="embed" xlink:actuate="onLoad"/></draw:frame></text:p>
      </style:header>
      <style:foot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>
            <table:table-cell table:style-name="Tabela3.A1" office:value-type="string">
              <text:p text:style-name="MP3">20/07/2012 17:15:01</text:p>
            </table:table-cell>
            <table:table-cell table:style-name="Tabela3.A1" office:value-type="string">
              <text:p text:style-name="MP3">Controle de Carga Horária – Resumo Geral</text:p>
              <text:p text:style-name="MP3">Sistema de Gerenciamento Educacional - SIGED</text:p>
            </table:table-cell>
            <table:table-cell table:style-name="Tabela3.A1" office:value-type="string">
              <text:p text:style-name="MP3">Página<text:span text:style-name="MT1"><text:s/></text:span><text:page-number text:select-page="current"/><text:s/>de<text:span text:style-name="MT1"><text:s/></text:span><text:page-count/></text:p>
            </table:table-cell>
          </table:table-row>
        </table:table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INET-00 </meta:initial-creator>
    <meta:creation-date>2012-01-20T17:16:14</meta:creation-date>
    <dc:date>2012-07-19T17:19:47</dc:date>
    <dc:creator>Gustavo </dc:creator>
    <meta:editing-duration>PT17H38M23S</meta:editing-duration>
    <meta:editing-cycles>350</meta:editing-cycles>
    <meta:generator>LibreOffice/3.5$Linux_x86 LibreOffice_project/350m1$Build-2</meta:generator>
    <meta:document-statistic meta:table-count="5" meta:image-count="2" meta:object-count="0" meta:page-count="2" meta:paragraph-count="75" meta:word-count="255" meta:character-count="2350" meta:non-whitespace-character-count="2161"/>
  </office:meta>
</office:document-meta>
</file>